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9161in"/>
    </style:style>
    <style:style style:name="co2" style:family="table-column">
      <style:table-column-properties fo:break-before="auto" style:column-width="1.7953in"/>
    </style:style>
    <style:style style:name="co3" style:family="table-column">
      <style:table-column-properties fo:break-before="auto" style:column-width="0.8807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PageStyle_5f_Option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none"/>
    </style:style>
    <style:style style:name="ce4" style:family="table-cell" style:parent-style-name="Default" style:data-style-name="N198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99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99">
      <style:table-cell-properties style:diagonal-bl-tr="none" style:diagonal-tl-br="none" fo:border="none"/>
    </style:style>
  </office:automatic-styles>
  <office:body>
    <office:spreadsheet>
      <table:calculation-settings table:case-sensitive="false" table:automatic-find-labels="false" table:use-regular-expressions="false"/>
      <table:table table:name="Op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54" table:default-cell-style-name="ce3"/>
        <table:table-row table:style-name="ro1">
          <table:table-cell table:style-name="ce1" office:value-type="string">
            <text:p>QuantLib version</text:p>
          </table:table-cell>
          <table:table-cell table:formula="oooc:=com.sun.star.sheet.addin.QL.qlVersion()" office:value-type="string" office:string-value="0.9.0">
            <text:p>0.9.0</text:p>
          </table:table-cell>
          <table:table-cell table:number-columns-repeated="254"/>
        </table:table-row>
        <table:table-row table:style-name="ro1">
          <table:table-cell table:style-name="ce1" table:number-columns-repeated="2"/>
          <table:table-cell table:number-columns-repeated="254"/>
        </table:table-row>
        <table:table-row table:style-name="ro1">
          <table:table-cell table:style-name="ce1" office:value-type="string">
            <text:p>today's date</text:p>
          </table:table-cell>
          <table:table-cell table:style-name="ce4" office:value-type="date" office:date-value="1998-05-15">
            <text:p>15 May 1998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set global evaluation date</text:p>
          </table:table-cell>
          <table:table-cell table:style-name="ce5" table:formula="oooc:=com.sun.star.sheet.addin.QL.qlSettingsSetEvaluationDate([.B3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table:style-name="ce1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settlement date</text:p>
          </table:table-cell>
          <table:table-cell table:style-name="ce4" office:value-type="date" office:date-value="1998-05-17">
            <text:p>17 May 1998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calendar</text:p>
          </table:table-cell>
          <table:table-cell table:style-name="ce4" office:value-type="string">
            <text:p>Target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volatility</text:p>
          </table:table-cell>
          <table:table-cell table:style-name="ce6" office:value-type="float" office:value="0.2">
            <text:p>0.20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day counter</text:p>
          </table:table-cell>
          <table:table-cell table:style-name="ce7" office:value-type="string">
            <text:p>Actual/365 (Fixed)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black constant vol object</text:p>
          </table:table-cell>
          <table:table-cell table:style-name="ce7" table:formula="oooc:=com.sun.star.sheet.addin.QL.qlBlackConstantVol(&quot;blackvol1&quot;;[.B6];[.B7];[.B8];[.B9];1;0;1)" office:value-type="string" office:string-value="blackvol1">
            <text:p>blackvol1</text:p>
          </table:table-cell>
          <table:table-cell table:number-columns-repeated="254"/>
        </table:table-row>
        <table:table-row table:style-name="ro1">
          <table:table-cell table:style-name="ce1"/>
          <table:table-cell table:style-name="ce7"/>
          <table:table-cell table:number-columns-repeated="254"/>
        </table:table-row>
        <table:table-row table:style-name="ro1">
          <table:table-cell table:style-name="ce1" office:value-type="string">
            <text:p>underlying</text:p>
          </table:table-cell>
          <table:table-cell table:style-name="ce6" office:value-type="float" office:value="36">
            <text:p>36.00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risk free rate</text:p>
          </table:table-cell>
          <table:table-cell table:style-name="ce6" office:value-type="float" office:value="0.06">
            <text:p>0.06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dividend yield</text:p>
          </table:table-cell>
          <table:table-cell table:style-name="ce6" office:value-type="float" office:value="0">
            <text:p>0.00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stochastic process object</text:p>
          </table:table-cell>
          <table:table-cell table:style-name="ce7" table:formula="oooc:=com.sun.star.sheet.addin.QL.qlGeneralizedBlackScholesProcess(&quot;blackscholes1&quot;;[.B10];[.B12];[.B9];[.B6];[.B13];[.B14];1;0;1)" office:value-type="string" office:string-value="blackscholes1">
            <text:p>blackscholes1</text:p>
          </table:table-cell>
          <table:table-cell table:number-columns-repeated="254"/>
        </table:table-row>
        <table:table-row table:style-name="ro1">
          <table:table-cell table:style-name="ce1"/>
          <table:table-cell table:style-name="ce7"/>
          <table:table-cell table:number-columns-repeated="254"/>
        </table:table-row>
        <table:table-row table:style-name="ro1">
          <table:table-cell table:style-name="ce1" office:value-type="string">
            <text:p>exercise date</text:p>
          </table:table-cell>
          <table:table-cell table:style-name="ce4" office:value-type="date" office:date-value="1999-05-17">
            <text:p>17 May 1999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xercise object</text:p>
          </table:table-cell>
          <table:table-cell table:style-name="ce8" table:formula="oooc:=com.sun.star.sheet.addin.QL.qlEuropeanExercise(&quot;exercise&quot;;[.B17];1;0;1)" office:value-type="string" office:string-value="exercise">
            <text:p>exercise</text:p>
          </table:table-cell>
          <table:table-cell table:number-columns-repeated="254"/>
        </table:table-row>
        <table:table-row table:style-name="ro1">
          <table:table-cell table:style-name="ce1"/>
          <table:table-cell table:style-name="ce8"/>
          <table:table-cell table:style-name="ce7"/>
          <table:table-cell table:number-columns-repeated="253"/>
        </table:table-row>
        <table:table-row table:style-name="ro1">
          <table:table-cell table:style-name="ce1" office:value-type="string">
            <text:p>payoff type</text:p>
          </table:table-cell>
          <table:table-cell table:style-name="ce7" office:value-type="string">
            <text:p>Vanilla</text:p>
          </table:table-cell>
          <table:table-cell table:style-name="ce7"/>
          <table:table-cell table:number-columns-repeated="253"/>
        </table:table-row>
        <table:table-row table:style-name="ro1">
          <table:table-cell table:style-name="ce1" office:value-type="string">
            <text:p>option type</text:p>
          </table:table-cell>
          <table:table-cell table:style-name="ce7" office:value-type="string">
            <text:p>PUT</text:p>
          </table:table-cell>
          <table:table-cell table:style-name="ce7"/>
          <table:table-cell table:number-columns-repeated="253"/>
        </table:table-row>
        <table:table-row table:style-name="ro1">
          <table:table-cell table:style-name="ce1" office:value-type="string">
            <text:p>strike</text:p>
          </table:table-cell>
          <table:table-cell table:style-name="ce6" office:value-type="float" office:value="40">
            <text:p>40.00</text:p>
          </table:table-cell>
          <table:table-cell table:style-name="ce7"/>
          <table:table-cell table:number-columns-repeated="253"/>
        </table:table-row>
        <table:table-row table:style-name="ro1">
          <table:table-cell table:style-name="ce1" office:value-type="string">
            <text:p>striked type payoff</text:p>
          </table:table-cell>
          <table:table-cell table:style-name="ce6" table:formula="oooc:=com.sun.star.sheet.addin.QL.qlStrikedTypePayoff(&quot;eu_payoff&quot;;[.B20];[.B21];[.B22];0;0;0;0)" office:value-type="string" office:string-value="eu_payoff">
            <text:p>eu_payoff</text:p>
          </table:table-cell>
          <table:table-cell table:style-name="ce7"/>
          <table:table-cell table:number-columns-repeated="253"/>
        </table:table-row>
        <table:table-row table:style-name="ro1">
          <table:table-cell table:style-name="ce1" office:value-type="string">
            <text:p>pricing engine</text:p>
          </table:table-cell>
          <table:table-cell table:style-name="ce7" table:formula="oooc:=com.sun.star.sheet.addin.QL.qlPricingEngine(&quot;eur_example_engine&quot;;&quot;AE&quot;;[.B15];1;0;1)" office:value-type="string" office:string-value="eur_example_engine">
            <text:p>eur_example_engine</text:p>
          </table:table-cell>
          <table:table-cell table:style-name="ce7"/>
          <table:table-cell table:number-columns-repeated="253"/>
        </table:table-row>
        <table:table-row table:style-name="ro1">
          <table:table-cell table:style-name="ce1"/>
          <table:table-cell table:style-name="ce7" table:number-columns-repeated="2"/>
          <table:table-cell table:number-columns-repeated="253"/>
        </table:table-row>
        <table:table-row table:style-name="ro1">
          <table:table-cell table:style-name="ce1" office:value-type="string">
            <text:p>european option</text:p>
          </table:table-cell>
          <table:table-cell table:style-name="ce7" table:formula="oooc:=com.sun.star.sheet.addin.QL.qlVanillaOption(&quot;european_option&quot;;[.B23];[.B18];1;0;1)" office:value-type="string" office:string-value="european_option">
            <text:p>european_option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et engine</text:p>
          </table:table-cell>
          <table:table-cell table:style-name="ce9" table:formula="oooc:=com.sun.star.sheet.addin.QL.qlInstrumentSetPricingEngine([.B26];[.B24])" office:value-type="boolean" office:boolean-value="true">
            <text:p>TRUE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NPV</text:p>
          </table:table-cell>
          <table:table-cell table:style-name="ce6" table:formula="oooc:=com.sun.star.sheet.addin.QL.qlInstrumentNPV([.B26];[.B27])" office:value-type="float" office:value="3.84430779159684">
            <text:p>3.84</text:p>
          </table:table-cell>
          <table:table-cell table:number-columns-repeated="254"/>
        </table:table-row>
        <table:table-row table:style-name="ro1" table:number-rows-repeated="6550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'file:///usr/local/erik/projects/branch/QuantLibAddin/Clients/Calc/options.xls'#data" table:style-name="ta2" table:print="false">
        <table:table-column table:style-name="co4" table:number-columns-repeated="2" table:default-cell-style-name="Default"/>
        <table:table-row table:style-name="ro1">
          <table:table-cell office:value-type="string">
            <text:p>The link could not be updated.</text:p>
          </table:table-cell>
          <table:table-cell/>
        </table:table-row>
        <table:table-row table:style-name="ro1">
          <table:table-cell office:value-type="string">
            <text:p>File:</text:p>
          </table:table-cell>
          <table:table-cell office:value-type="string">
            <text:p>file:///usr/local/erik/projects/branch/QuantLibAddin/Clients/Calc/options.xls</text:p>
          </table:table-cell>
        </table:table-row>
        <table:table-row table:style-name="ro1">
          <table:table-cell office:value-type="string">
            <text:p>Sheet:</text:p>
          </table:table-cell>
          <table:table-cell office:value-type="string">
            <text:p>data</text:p>
          </table:table-cell>
        </table:table-row>
      </table:table>
      <table:named-expressions>
        <table:named-range table:name="BLACK_SCHOLES" table:base-cell-address="$Option.$A$1" table:cell-range-address="'file:///usr/local/erik/projects/branch/QuantLibAddin/Clients/Calc/options.xls'#$data.$B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3" number:min-integer-digits="1"/>
    </number:number-style>
    <number:number-style style:name="N162">
      <number:number number:decimal-places="1" number:min-integer-digits="1"/>
    </number:number-style>
    <number:number-style style:name="N165P0" style:volatile="true">
      <number:number number:decimal-places="1" number:min-integer-digits="1" number:grouping="true"/>
      <number:text> </number:text>
    </number:number-style>
    <number:number-style style:name="N165P1" style:volatile="true">
      <number:text>-</number:text>
      <number:number number:decimal-places="1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4" number:min-integer-digits="1"/>
    </number:number-style>
    <number:date-style style:name="N169P0" style:volatile="true">
      <number:day/>
      <number:text>/ </number:text>
      <number:month number:textual="true"/>
      <number:text>/ </number:text>
      <number:year/>
    </number:date-style>
    <number:text-style style:name="N169">
      <number:text-content/>
      <style:map style:condition="value()&gt;=0" style:apply-style-name="N169P0"/>
    </number:text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1">
      <number:number number:decimal-places="7" number:min-integer-digits="1"/>
    </number:number-style>
    <number:number-style style:name="N172">
      <number:number number:decimal-places="6" number:min-integer-digits="1"/>
    </number:number-style>
    <number:number-style style:name="N173">
      <number:number number:decimal-places="5" number:min-integer-digits="1"/>
    </number:number-style>
    <number:number-style style:name="N176P0" style:volatile="true">
      <number:number number:decimal-places="3" number:min-integer-digits="1" number:grouping="true"/>
      <number:text> </number:text>
    </number:number-style>
    <number:number-style style:name="N176P1" style:volatile="true">
      <number:text>-</number:text>
      <number:number number:decimal-places="3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number number:decimal-places="4" number:min-integer-digits="1" number:grouping="true"/>
      <number:text> </number:text>
    </number:number-style>
    <number:number-style style:name="N179P1" style:volatile="true">
      <number:text>-</number:text>
      <number:number number:decimal-places="4" number:min-integer-digits="1" number:grouping="true"/>
      <number:text> </number:text>
    </number:number-style>
    <number:number-style style:name="N179P2" style:volatile="true">
      <number:text>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2P0" style:volatile="true">
      <number:number number:decimal-places="5" number:min-integer-digits="1" number:grouping="true"/>
      <number:text> </number:text>
    </number:number-style>
    <number:number-style style:name="N182P1" style:volatile="true">
      <number:text>-</number:text>
      <number:number number:decimal-places="5" number:min-integer-digits="1" number:grouping="true"/>
      <number:text> </number:text>
    </number:number-style>
    <number:number-style style:name="N182P2" style:volatile="true">
      <number:text> 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3" number:min-integer-digits="1"/>
    </number:number-style>
    <number:number-style style:name="N184P1" style:volatile="true">
      <style:text-properties fo:color="#ff0000"/>
      <number:text>-</number:text>
      <number:number number:decimal-places="3" number:min-integer-digits="1"/>
    </number:number-style>
    <number:number-style style:name="N184">
      <number:number number:decimal-places="0" number:min-integer-digits="1"/>
      <style:map style:condition="value()&gt;0" style:apply-style-name="N184P0"/>
      <style:map style:condition="value()&lt;0" style:apply-style-name="N184P1"/>
    </number:number-style>
    <number:date-style style:name="N186P0" style:volatile="true">
      <number:day/>
      <number:text>-</number:text>
      <number:month number:textual="true"/>
      <number:text>-</number:text>
      <number:year number:style="long"/>
    </number:date-style>
    <number:number-style style:name="N186P1" style:volatile="true">
      <number:text/>
    </number:number-style>
    <number:number-style style:name="N186P2" style:volatile="true">
      <number:text/>
    </number:number-style>
    <number:text-style style:name="N186">
      <number:text/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9P0" style:volatile="true">
      <style:text-properties fo:color="#0000ff"/>
      <number:number number:decimal-places="2" number:min-integer-digits="1"/>
      <number:text>%</number:text>
    </number:percentage-style>
    <number:percentage-style style:name="N189P1" style:volatile="true">
      <style:text-properties fo:color="#ff0000"/>
      <number:text>-</number:text>
      <number:number number:decimal-places="2" number:min-integer-digits="1"/>
      <number:text>%</number:text>
    </number:percentage-style>
    <number:percentage-style style:name="N189">
      <style:text-properties fo:color="#000000"/>
      <number:number number:decimal-places="2" number:min-integer-digits="1"/>
      <number:text>%</number:text>
      <style:map style:condition="value()&gt;0" style:apply-style-name="N189P0"/>
      <style:map style:condition="value()&lt;0" style:apply-style-name="N189P1"/>
    </number:percentage-style>
    <number:percentage-style style:name="N190">
      <number:number number:decimal-places="3" number:min-integer-digits="1"/>
      <number:text>%</number:text>
    </number:percentage-style>
    <number:percentage-style style:name="N191">
      <number:number number:decimal-places="4" number:min-integer-digits="1"/>
      <number:text>%</number:text>
    </number:percentage-style>
    <number:number-style style:name="N192">
      <number:text>#,##0.00</number:text>
    </number:number-style>
    <number:date-style style:name="N193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9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5">
      <number:text-content/>
      <style:map style:condition="value()&gt;=0" style:apply-style-name="N195P0"/>
    </number:text-style>
    <number:time-style style:name="N197P0" style:volatile="true">
      <number:hours/>
      <number:text>:</number:text>
      <number:minutes number:style="long"/>
      <number:text>:</number:text>
      <number:seconds number:style="long"/>
    </number:time-style>
    <number:text-style style:name="N197">
      <number:text-content/>
      <style:map style:condition="value()&gt;=0" style:apply-style-name="N197P0"/>
    </number:text-style>
    <number:date-style style:name="N198">
      <number:day/>
      <number:text> </number:text>
      <number:month number:textual="true"/>
      <number:text> </number:text>
      <number:year number:style="long"/>
    </number:date-style>
    <number:date-style style:name="N199">
      <number:day/>
      <number:text> </number:text>
      <number:month number:textual="true"/>
      <number:text> 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06">01/06/2008</text:date>, <text:time>15:36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ption" style:display-name="PageStyle_Op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initial-creator>erik</meta:initial-creator>
    <meta:creation-date>2008-01-04T21:56:38</meta:creation-date>
    <dc:creator>erik</dc:creator>
    <dc:date>2008-01-06T15:36:29</dc:date>
    <meta:editing-cycles>11</meta:editing-cycles>
    <meta:editing-duration>PT33M15S</meta:editing-duration>
    <meta:user-defined meta:name="Info 1"/>
    <meta:user-defined meta:name="Info 2"/>
    <meta:user-defined meta:name="Info 3"/>
    <meta:user-defined meta:name="Info 4"/>
    <meta:document-statistic meta:table-count="2" meta:cell-count="49"/>
  </office:meta>
</office:document-meta>
</file>